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6in" table:align="margins" style:writing-mode="lr-tb"/>
    </style:style>
    <style:style style:name="Table4.A" style:family="table-column">
      <style:table-column-properties style:column-width="6in" style:rel-column-width="65535*"/>
    </style:style>
    <style:style style:name="Table4.A1" style:family="table-cell">
      <style:table-cell-properties fo:padding-left="0in" fo:padding-right="0in" fo:padding-top="0.0396in" fo:padding-bottom="0in" fo:border="none"/>
    </style:style>
    <style:style style:name="P1" style:family="paragraph" style:parent-style-name="Standard">
      <style:text-properties style:font-name="Arial" fo:font-size="10pt" style:font-size-asian="10pt" style:font-name-complex="Arial" style:font-size-complex="10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Calibri" fo:font-size="10pt" style:font-size-asian="10pt" style:font-name-complex="Arial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Calibri" fo:font-size="10pt" style:font-size-asian="10pt" style:font-name-complex="Arial" style:font-size-complex="10pt"/>
    </style:style>
    <style:style style:name="P5" style:family="paragraph" style:parent-style-name="Standard">
      <style:text-properties style:font-name="Calibri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7" style:family="paragraph" style:parent-style-name="Standard">
      <style:text-properties style:font-name="Calibri" fo:font-size="10pt" fo:font-weight="bold" style:font-size-asian="10pt" style:font-weight-asian="bold" style:font-name-complex="Arial" style:font-size-complex="10pt"/>
    </style:style>
    <style:style style:name="P8" style:family="paragraph" style:parent-style-name="Standard" style:list-style-name="WW8Num2">
      <style:text-properties style:font-name="Calibri" fo:font-size="10pt" fo:font-weight="bold" style:font-size-asian="10pt" style:font-weight-asian="bold" style:font-name-complex="Arial" style:font-size-complex="10pt"/>
    </style:style>
    <style:style style:name="P9" style:family="paragraph" style:parent-style-name="Standard">
      <style:paragraph-properties fo:margin-left="0.25in" fo:margin-right="0in" fo:text-indent="0in" style:auto-text-indent="false"/>
      <style:text-properties style:font-name="Calibri" fo:font-size="10pt" fo:font-weight="bold" style:font-size-asian="10pt" style:font-weight-asian="bold" style:font-name-complex="Arial" style:font-size-complex="10pt"/>
    </style:style>
    <style:style style:name="P10" style:family="paragraph" style:parent-style-name="Standard">
      <style:paragraph-properties fo:margin-left="1in" fo:margin-right="0in" fo:text-indent="0.5in" style:auto-text-indent="false"/>
      <style:text-properties style:font-name="Calibri" fo:font-size="10pt" style:font-size-asian="10pt" style:font-name-complex="Arial" style:font-size-complex="10pt"/>
    </style:style>
    <style:style style:name="P11" style:family="paragraph" style:parent-style-name="Standard" style:master-page-name="Standard">
      <style:paragraph-properties style:page-number="auto"/>
      <style:text-properties style:font-name="Calibri" fo:font-size="10pt" style:font-size-asian="10pt" style:font-name-complex="Arial" style:font-size-complex="10pt"/>
    </style:style>
    <style:style style:name="P12" style:family="paragraph" style:parent-style-name="Table_20_Contents">
      <style:text-properties style:font-name="Calibri" fo:font-size="10pt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4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" fo:font-size="10pt" fo:font-weight="normal" style:font-size-asian="10pt" style:font-weight-asian="normal" style:font-name-complex="Arial" style:font-size-complex="10pt"/>
    </style:style>
    <style:style style:name="T6" style:family="text">
      <style:text-properties style:font-name="Arial" fo:font-size="11pt" style:font-size-asian="11pt" style:font-name-complex="Arial" style:font-size-complex="11pt"/>
    </style:style>
    <style:style style:name="T7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8" style:family="text">
      <style:text-properties fo:font-weight="bold" style:font-weight-asian="bold" style:font-name-complex="Arial"/>
    </style:style>
    <style:style style:name="T9" style:family="text">
      <style:text-properties fo:font-weight="bold" style:font-weight-asian="bold" style:font-name-complex="Arial" style:font-weight-complex="bold"/>
    </style:style>
    <style:style style:name="T10" style:family="text">
      <style:text-properties fo:font-size="11pt" style:font-size-asian="11pt" style:font-name-complex="Arial" style:font-size-complex="11pt"/>
    </style:style>
    <style:style style:name="T11" style:family="text">
      <style:text-properties fo:font-size="11pt" fo:font-weight="bold" style:font-size-asian="11pt" style:font-weight-asian="bold" style:font-name-complex="Arial" style:font-size-complex="11pt"/>
    </style:style>
    <style:style style:name="T12" style:family="text">
      <style:text-properties fo:font-size="10pt" style:font-size-asian="10pt" style:font-name-complex="Arial" style:font-size-complex="10pt"/>
    </style:style>
    <style:style style:name="T13" style:family="text">
      <style:text-properties fo:font-size="10pt" fo:font-weight="normal" style:font-size-asian="10pt" style:font-weight-asian="normal" style:font-name-complex="Arial" style:font-size-complex="10pt"/>
    </style:style>
    <style:style style:name="T14" style:family="text">
      <style:text-properties fo:font-size="10pt" fo:font-weight="bold" style:font-size-asian="10pt" style:font-weight-asian="bold" style:font-name-complex="Arial" style:font-size-complex="10pt" style:font-weight-complex="bold"/>
    </style:style>
    <style:style style:name="T15" style:family="text">
      <style:text-properties style:font-name="Calibri"/>
    </style:style>
    <style:style style:name="T16" style:family="text">
      <style:text-properties style:font-name="Calibri" fo:font-size="10pt" style:font-size-asian="10pt" style:font-name-complex="Arial" style:font-size-complex="10pt"/>
    </style:style>
    <style:style style:name="T17" style:family="text">
      <style:text-properties style:font-name="Calibri" fo:font-size="10pt" style:font-size-asian="10pt" style:font-size-complex="10pt"/>
    </style:style>
    <style:style style:name="T18" style:family="text">
      <style:text-properties style:font-name="Calibri" fo:font-size="10pt" fo:font-weight="normal" style:font-size-asian="10pt" style:font-weight-asian="normal" style:font-name-complex="Arial" style:font-size-complex="10pt"/>
    </style:style>
    <style:style style:name="T19" style:family="text">
      <style:text-properties style:font-name="Calibri" style:font-name-complex="Arial"/>
    </style:style>
    <style:style style:name="T20" style:family="text">
      <style:text-properties style:font-name="Calibri" fo:font-weight="normal" style:font-weight-asian="normal" style:font-name-complex="Arial"/>
    </style:style>
    <style:style style:name="T21" style:family="text">
      <style:text-properties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3"/>
      <text:p text:style-name="P5"><text:span text:style-name="T21">Our ref <text:s/></text:span><text:span text:style-name="T21"><text:placeholder text:placeholder-type="text">&lt;data['form']['id']&gt;</text:placeholder></text:span><text:span text:style-name="T21"><text:tab/><text:tab/><text:tab/><text:tab/><text:tab/><text:tab/></text:span></text:p>
      <text:p text:style-name="P4"><text:placeholder text:placeholder-type="text">&lt;time&gt;</text:placeholder></text:p>
      <text:p text:style-name="P5"><text:span text:style-name="T21"><text:placeholder text:placeholder-type="text">&lt;data['form']['title']&gt;</text:placeholder></text:span><text:span text:style-name="T21"> </text:span><text:span text:style-name="T21"><text:placeholder text:placeholder-type="text">&lt;data['form']['name']&gt;</text:placeholder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a xlink:type="simple" xlink:href="relatorio://for%20each=%22address%20in%20data['form']['address']%22"><text:span text:style-name="T17">relatorio://for each="address in data['form']['address']"</text:span></text:a></text:p>
          </table:table-cell>
        </table:table-row>
        <table:table-row>
          <table:table-cell table:style-name="Table4.A1" office:value-type="string">
            <text:p text:style-name="P12"><text:placeholder text:placeholder-type="text">&lt;address&gt;</text:placeholder></text:p>
          </table:table-cell>
        </table:table-row>
        <table:table-row>
          <table:table-cell table:style-name="Table4.A1" office:value-type="string">
            <text:p text:style-name="Table_20_Contents"><text:a xlink:type="simple" xlink:href="relatorio:///for"><text:span text:style-name="T17">relatorio:///for</text:span></text:a></text:p>
          </table:table-cell>
        </table:table-row>
      </table:table>
      <text:p text:style-name="P5"/>
      <text:p text:style-name="P3"/>
      <text:p text:style-name="P3"><text:placeholder text:placeholder-type="text">&lt;data['form']['title_last_name']&gt;</text:placeholder></text:p>
      <text:p text:style-name="P3"/>
      <text:p text:style-name="P3">Motability have referred you to us on their Managed Adaptations Programme, to carry out an Assessment and this is to confirm that your appointment has been made for:</text:p>
      <text:p text:style-name="P3"/>
      <text:p text:style-name="P6"><text:span text:style-name="T8"><text:placeholder text:placeholder-type="text">&lt;data['form']['apmnt_start_date']&gt;</text:placeholder></text:span><text:span text:style-name="T8"> at </text:span><text:span text:style-name="T8"><text:placeholder text:placeholder-type="text">&lt;data['form']['apmnt_start_time']&gt;</text:placeholder></text:span><text:span text:style-name="T8"> hrs</text:span></text:p>
      <text:p text:style-name="P7"/>
      <text:p text:style-name="P3">and will take place at our Essex location:<text:tab/><text:tab/></text:p>
      <text:p text:style-name="P10"><text:s text:c="7"/></text:p>
      <text:p text:style-name="P2"><text:span text:style-name="T16">Unit 7, </text:span><text:span text:style-name="Emphasis"><text:span text:style-name="T18">Wakes Hall Business</text:span></text:span><text:span text:style-name="T16"> Centre, Wakes Colne,Colchester CO6 2DY</text:span></text:p>
      <text:p text:style-name="P3"><text:tab/></text:p>
      <text:p text:style-name="P5"><text:span text:style-name="T21">It is anticipated that you will need to allow approximately 2½ hours for the assessment and there </text:span></text:p>
      <text:p text:style-name="P5"><text:span text:style-name="T21">is a waiting/ refreshment area available for you and the person(s) accompanying you. </text:span></text:p>
      <text:p text:style-name="P5"><text:span text:style-name="T21"/></text:p>
      <text:p text:style-name="P5"><text:span text:style-name="T21">I should be grateful if you would complete the enclosed questionnaire and return it to us at the </text:span></text:p>
      <text:p text:style-name="P5"><text:span text:style-name="T21">Thetford address (as at the top of this letter, </text:span><text:span text:style-name="T9">NOT</text:span><text:span text:style-name="T21"> to Wakes Hall) as soon as possible to confirm </text:span></text:p>
      <text:p text:style-name="P5"><text:span text:style-name="T21">your acceptance of the appointment. Motability will be paying your fee. However, if cancellation </text:span></text:p>
      <text:p text:style-name="P5"><text:span text:style-name="T21">is subsequently necessary, please note that you may be charged a fee by Motability unless 5 </text:span></text:p>
      <text:p text:style-name="P5"><text:span text:style-name="T21">working days notice is given, or medical evidence of your inability to attend is provided.</text:span></text:p>
      <text:p text:style-name="P3"/>
      <text:p text:style-name="P3">When you attend:</text:p>
      <text:p text:style-name="P3"/>
      <text:p text:style-name="P9">1 <text:s text:c="2"/><text:tab/>Please ensure you bring your Driving Licence with you. If you do not have a valid licence in your <text:tab/>possession please advise us as soon as possible.</text:p>
      <text:p text:style-name="P7"/>
      <text:list xml:id="list42499169" text:style-name="WW8Num2">
        <text:list-item>
          <text:p text:style-name="P8">Please ensure that your eyesight meets the legal minimum requirement, ie. you are able to clearly read a standard number plate at a distance of 20.5 metres. If you wear them, please also remember to bring driving and reading glasses with you to the assessment.</text:p>
        </text:list-item>
      </text:list>
      <text:p text:style-name="P9"/>
      <text:p text:style-name="P3">We look forward to seeing you and hope that we are able to help you overcome your mobility problems. <text:s/>If you have any queries about any aspect of the assessment, please do not hesitate to contact me.</text:p>
      <text:p text:style-name="P3"/>
      <text:p text:style-name="P3">Yours sincerely,</text:p>
      <text:p text:style-name="P3"/>
      <text:p text:style-name="P3"/>
      <text:p text:style-name="P3"/>
      <text:p text:style-name="P3">For East Anglian DriveAbil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Emphasis" style:family="text">
      <style:text-properties fo:font-style="normal" fo:font-weight="bold" style:font-style-asian="normal" style:font-weight-asian="bold" style:font-style-complex="normal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«PERSON_TITLE» «PERSON_DISPLAYNAME»</dc:title>
    <meta:initial-creator>KMAC</meta:initial-creator>
    <meta:creation-date>2013-09-11T13:01:00</meta:creation-date>
    <dc:creator>Forum Forum</dc:creator>
    <dc:date>2014-04-16T22:38:23.32</dc:date>
    <meta:editing-cycles>5</meta:editing-cycles>
    <meta:editing-duration>PT00H04M55S</meta:editing-duration>
    <meta:generator>OpenOffice.org/3.2$Win32 OpenOffice.org_project/320m12$Build-9483</meta:generator>
    <meta:document-statistic meta:table-count="1" meta:image-count="0" meta:object-count="0" meta:page-count="1" meta:paragraph-count="26" meta:word-count="296" meta:character-count="1892"/>
  </office:meta>
</office:document-meta>
</file>